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4.9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CJK 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022" table:default-cell-style-name="ce7"/>
        <table:table-row table:style-name="ro1">
          <table:table-cell table:style-name="ce6" office:value-type="string" calcext:value-type="string">
            <text:p>N</text:p>
          </table:table-cell>
          <table:table-cell table:style-name="ce8" office:value-type="string" calcext:value-type="string">
            <text:p>algo</text:p>
          </table:table-cell>
          <table:table-cell table:style-name="ce12" office:value-type="string" calcext:value-type="string">
            <text:p>page</text:p>
          </table:table-cell>
          <table:table-cell table:number-columns-repeated="1021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difinition Une grammaire récursive à gauche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Construction d'une grammaire non immédiatement récursive à gauche équivalente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102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Construction d'une grammaire non récursive à gauche équivalente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nstruction d'une grammaire factorisée à gauche équivalente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Construction d'une grammaire propre équivalente à une grammaire</text:p>
          </table:table-cell>
          <table:table-cell table:style-name="ce6" office:value-type="string" calcext:value-type="string">
            <text:p>69_70</text:p>
          </table:table-cell>
          <table:table-cell table:number-columns-repeated="1021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4.3 "Déterminisation" d'un AEFND</text:p>
          </table:table-cell>
          <table:table-cell table:style-name="ce6" office:value-type="string" calcext:value-type="string">
            <text:p>97_100</text:p>
          </table:table-cell>
          <table:table-cell table:number-columns-repeated="102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4.3.2 Cas général : : l'AEFND contient des e transition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éterminisation d'un AEFND avec des e – transitions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1021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inimisation d'un AEFD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Système d'équations</text:p>
          </table:table-cell>
          <table:table-cell table:style-name="ce6"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Expression régulière associée à un AEFD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1021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Algorithme de construction de l'automate à pile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1021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lgorithme de construction de PREMIER (X)</text:p>
          </table:table-cell>
          <table:table-cell table:style-name="ce6" office:value-type="float" office:value="152" calcext:value-type="float">
            <text:p>152</text:p>
          </table:table-cell>
          <table:table-cell table:number-columns-repeated="1021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lgorithme de construction de SUIVANT ( X )</text:p>
          </table:table-cell>
          <table:table-cell table:style-name="ce6" office:value-type="float" office:value="154" calcext:value-type="float">
            <text:p>154</text:p>
          </table:table-cell>
          <table:table-cell table:number-columns-repeated="1021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.3 Construction de la table d'analyse 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1021"/>
        </table:table-row>
        <table:table-row table:style-name="ro2" table:number-rows-repeated="20">
          <table:table-cell table:style-name="ce6" table:number-columns-repeated="3"/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09:42:17.512268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25:42.443236719</meta:creation-date>
    <dc:date>2022-04-05T22:36:24.690131045</dc:date>
    <meta:editing-duration>P2DT2H8M26S</meta:editing-duration>
    <meta:editing-cycles>3</meta:editing-cycles>
    <meta:generator>LibreOffice/6.4.7.2$Linux_X86_64 LibreOffice_project/40$Build-2</meta:generator>
    <meta:document-statistic meta:table-count="1" meta:cell-count="48" meta:object-count="0"/>
  </office:meta>
</office:document-meta>
</file>